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0125in" fo:margin-left="0.559in" fo:margin-top="0in" fo:margin-bottom="0in" table:align="left" style:writing-mode="lr-tb"/>
    </style:style>
    <style:style style:name="Table1.A" style:family="table-column">
      <style:table-column-properties style:column-width="5.0625in"/>
    </style:style>
    <style:style style:name="Table1.B" style:family="table-column">
      <style:table-column-properties style:column-width="0.9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6.0125in" fo:margin-left="0.559in" fo:margin-top="0in" fo:margin-bottom="0in" table:align="left" style:writing-mode="lr-tb"/>
    </style:style>
    <style:style style:name="Table2.A" style:family="table-column">
      <style:table-column-properties style:column-width="5.0625in"/>
    </style:style>
    <style:style style:name="Table2.B" style:family="table-column">
      <style:table-column-properties style:column-width="0.9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2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.B5" style:family="table-cell">
      <style:table-cell-properties fo:background-color="#a6a6a6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style:font-name="Cambria" fo:font-size="11pt" style:font-name-asian="Cambria1" style:font-size-asian="11pt" style:font-name-complex="F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mbria" fo:font-size="11pt" style:font-name-asian="Cambria1" style:font-size-asian="11pt" style:font-name-complex="F" style:font-size-complex="11pt"/>
    </style:style>
    <style:style style:name="P3" style:family="paragraph" style:parent-style-name="Standard">
      <style:text-properties style:font-name="Cambria" fo:font-size="11pt" officeooo:rsid="0014f098" officeooo:paragraph-rsid="0014f098" style:font-name-asian="Cambria1" style:font-size-asian="11pt" style:font-name-complex="F" style:font-size-complex="11pt"/>
    </style:style>
    <style:style style:name="P4" style:family="paragraph" style:parent-style-name="Standard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align="center" style:justify-single-word="false" fo:text-indent="-0.25in" style:auto-text-indent="false"/>
    </style:style>
    <style:style style:name="P6" style:family="paragraph" style:parent-style-name="Standard">
      <style:paragraph-properties fo:margin-left="0.5in" fo:margin-right="0in" fo:text-indent="-0.25in" style:auto-text-indent="false"/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fo:margin-left="0.5in" fo:margin-right="0in" fo:text-align="center" style:justify-single-word="false" fo:text-indent="-0.25in" style:auto-text-indent="false" style:page-number="auto"/>
    </style:style>
    <style:style style:name="P8" style:family="paragraph" style:parent-style-name="Standard">
      <style:paragraph-properties fo:margin-left="0.75in" fo:margin-right="0in" fo:text-indent="-0.25in" style:auto-text-indent="false"/>
    </style:style>
    <style:style style:name="P9" style:family="paragraph" style:parent-style-name="Standard">
      <style:paragraph-properties fo:margin-left="0.75in" fo:margin-right="0in" fo:text-indent="-0.25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.2374in" fo:margin-right="0in" fo:text-indent="-0.25in" style:auto-text-indent="false"/>
      <style:text-properties style:font-name="Cambria" fo:font-size="11pt" style:font-name-asian="Cambria1" style:font-size-asian="11pt" style:font-name-complex="F" style:font-size-complex="11pt"/>
    </style:style>
    <style:style style:name="P11" style:family="paragraph" style:parent-style-name="Standard">
      <style:paragraph-properties fo:margin-left="0.4898in" fo:margin-right="0in" fo:text-indent="-0.25in" style:auto-text-indent="false"/>
      <style:text-properties style:font-name="Cambria" fo:font-size="11pt" style:font-name-asian="Cambria1" style:font-size-asian="11pt" style:font-name-complex="F" style:font-size-complex="11pt"/>
    </style:style>
    <style:style style:name="P12" style:family="paragraph" style:parent-style-name="Standard">
      <style:paragraph-properties fo:margin-left="0.4874in" fo:margin-right="0in" fo:text-indent="-0.25in" style:auto-text-indent="false"/>
      <style:text-properties style:font-name="Cambria" fo:font-size="11pt" style:font-name-asian="Cambria1" style:font-size-asian="11pt" style:font-name-complex="F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officeooo:rsid="0014f098"/>
    </style:style>
    <style:style style:name="T5" style:family="text">
      <style:text-properties style:text-underline-style="solid" style:text-underline-width="auto" style:text-underline-color="font-color" officeooo:rsid="0014f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rogramming Assignment 2 Sprint Report</text:span></text:p>
      <text:p text:style-name="P4">Name <text:span text:style-name="T5">Clark Chambers</text:span></text:p>
      <text:p text:style-name="P6"/>
      <text:p text:style-name="P4"><text:span text:style-name="T2">Sprint 1 </text:span></text:p>
      <text:p text:style-name="P8">Epic: <text:s/>As a student of CS 221 I need to create the basic program architecture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2">Backlog of User Stories</text:span></text:p>
          </table:table-cell>
          <table:table-cell table:style-name="Table1.A1" office:value-type="string">
            <text:p text:style-name="P2"><text:span text:style-name="T2">Done Date*</text:span></text:p>
          </table:table-cell>
        </table:table-row>
        <table:table-row table:style-name="Table1.1">
          <table:table-cell table:style-name="Table1.A1" office:value-type="string">
            <text:p text:style-name="P10">Create the project in Visual Studio, add a source file and add a main function to the source file.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Add .h and .cpp files for the Book_Inventory class.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Copy the BookRecord.h and BookRecord.cpp files from program 1 into this project folder and add them to the project. <text:s/>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Write the class definition in Book_Inventory.h. 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Modify the getClassification and getCost functions in BookRecord to return the appropriate values.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Modify BookRecord to add a private <text:span text:style-name="T2">m_pNext </text:span>pointer and add the setNext and getNext functions.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Write stub function definitions in Book_Inventory.cpp for each function in the class. <text:s/>(Functions returning a value should return zero, NULL, etc. as appropriate.)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Add a cout line to each function in Book_Inventory just to report that the function was reached. <text:s/>Do this for the constructor and destructor also.</text:p>
          </table:table-cell>
          <table:table-cell table:style-name="Table1.A1" office:value-type="string">
            <text:p text:style-name="P3">10/01</text:p>
          </table:table-cell>
        </table:table-row>
        <table:table-row table:style-name="Table1.1">
          <table:table-cell table:style-name="Table1.A1" office:value-type="string">
            <text:p text:style-name="P10">Add code to main to create an instance of Book_Inventory and make calls to all functions. <text:s/>Verify that all were reached. <text:s/></text:p>
          </table:table-cell>
          <table:table-cell table:style-name="Table1.A1" office:value-type="string">
            <text:p text:style-name="P3">10/01</text:p>
          </table:table-cell>
        </table:table-row>
      </table:table>
      <text:p text:style-name="P9"/>
      <text:p text:style-name="P4"><text:span text:style-name="T2">Sprint 2 </text:span></text:p>
      <text:p text:style-name="P8">Epic: <text:s/>As a student of CS 221 I need to plan how to test each function in the assignment.</text:p>
      <text:p text:style-name="P8">Epic: <text:s/>As a student of CS 221 I need to implement and verify each function in the assignment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text:span text:style-name="T2">Backlog of User Stories</text:span></text:p>
          </table:table-cell>
          <table:table-cell table:style-name="Table2.A1" office:value-type="string">
            <text:p text:style-name="P2"><text:span text:style-name="T2">Done Date*</text:span></text:p>
          </table:table-cell>
        </table:table-row>
        <table:table-row table:style-name="Table2.1">
          <table:table-cell table:style-name="Table2.A1" office:value-type="string">
            <text:p text:style-name="P10">For each function in Book_Inventory determine exactly how you will test the function automatically from main. <text:s/>Add code to perform each of the automatic tests.</text:p>
          </table:table-cell>
          <table:table-cell table:style-name="Table2.A1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Add code, test and verify all modified functions in Book_Record.</text:span></text:p>
          </table:table-cell>
          <table:table-cell table:style-name="Table2.B3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1">getCost, getClassification, getNext, setNext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0"><text:span text:style-name="T2">Add code, test and verify all functions in Book_Inventory.</text:span></text:p>
          </table:table-cell>
          <table:table-cell table:style-name="Table2.B5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2">readInventory() 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addBook() 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removeBook() 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searchByStockNumber()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searchByClassification() <text:s/>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searchByCost() 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getNumInStock() 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printAll()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2">ClearList()</text:p>
          </table:table-cell>
          <table:table-cell table:style-name="Table2.B4" office:value-type="string">
            <text:p text:style-name="P3">10/03</text:p>
          </table:table-cell>
        </table:table-row>
        <table:table-row table:style-name="Table2.1">
          <table:table-cell table:style-name="Table2.A1" office:value-type="string">
            <text:p text:style-name="P10">Verify against the SOW that all functionality of the project has been fully implemented.</text:p>
          </table:table-cell>
          <table:table-cell table:style-name="Table2.A1" office:value-type="string">
            <text:p text:style-name="P3">10/03</text:p>
          </table:table-cell>
        </table:table-row>
      </table:table>
      <text:p text:style-name="P5"><text:span text:style-name="T3">*Done means you have implemented the code AND fully tested it.</text:span></text:p>
      <text:p text:style-name="P5"><text:span text:style-name="T3">Double off if you say you have tested it and it fails when tested by the instruc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明朝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ＭＳ 明朝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Coleman</meta:initial-creator>
    <meta:editing-cycles>23</meta:editing-cycles>
    <meta:creation-date>2015-12-03T17:44:00</meta:creation-date>
    <dc:date>2016-10-03T16:32:01.409363000</dc:date>
    <meta:editing-duration>PT1H8M12S</meta:editing-duration>
    <meta:generator>LibreOffice/5.0.4.2$MacOSX_X86_64 LibreOffice_project/2b9802c1994aa0b7dc6079e128979269cf95bc78</meta:generator>
    <meta:document-statistic meta:table-count="2" meta:image-count="0" meta:object-count="0" meta:page-count="1" meta:paragraph-count="57" meta:word-count="346" meta:character-count="2139" meta:non-whitespace-character-count="1829"/>
    <meta:user-defined meta:name="AppVersion">16.0000</meta:user-defined>
    <meta:user-defined meta:name="Company">UAHuntsvil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